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51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4.78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table table:name="BO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r price</text:p>
          </table:table-cell>
          <table:table-cell office:value-type="string" calcext:value-type="string">
            <text:p>min 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STM32F302C6T6</text:p>
          </table:table-cell>
          <table:table-cell office:value-type="float" office:value="5.14" calcext:value-type="float">
            <text:p>5.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formula="of:= [.D6] * [.F6]" office:value-type="float" office:value="10.28" calcext:value-type="float">
            <text:p>10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evelektro.com/STMICROELECTRONICS-STM32F302C6T6-MCU-32BIT-CORTEX-M4-72MHZ-LQFP-48</text:p>
          </table:table-cell>
        </table:table-row>
        <table:table-row table:style-name="ro1">
          <table:table-cell/>
          <table:table-cell office:value-type="string" calcext:value-type="string">
            <text:p>USB-C</text:p>
          </table:table-cell>
          <table:table-cell office:value-type="string" calcext:value-type="string">
            <text:p>USB4085-GF-A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formula="of:= [.D7] * [.F7]"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evelektro.com/GCT-GLOBAL-CONNECTOR-TECHNOLOGY-USB4085-GF-A-USB-BUCHSE-20-TYP-C-16POS_1" xlink:type="simple">https://www.develektro.com/GCT-GLOBAL-CONNECTOR-TECHNOLOGY-USB4085-GF-A-USB-BUCHSE-20-TYP-C-16POS_1</text:a></text:p>
          </table:table-cell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office:value-type="string" calcext:value-type="string">
            <text:p>BSP318SH6327XTSA1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formula="of:= [.D8] * [.F8]"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STMICROELECTRONICS-STN4NF06L-MOSFET-N-KANAL-60V-4A-SOT-223</text:p>
          </table:table-cell>
        </table:table-row>
        <table:table-row table:style-name="ro1">
          <table:table-cell/>
          <table:table-cell office:value-type="string" calcext:value-type="string">
            <text:p>LDO</text:p>
          </table:table-cell>
          <table:table-cell office:value-type="string" calcext:value-type="string">
            <text:p>LD1117S33TR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formula="of:= [.D9] * [.F9]"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STMICROELECTRONICS-LD1117S33TR-LDO-SPANNREGLER-33V-SMD-1117-SOT-223-3</text:p>
          </table:table-cell>
        </table:table-row>
        <table:table-row table:style-name="ro1">
          <table:table-cell/>
          <table:table-cell office:value-type="string" calcext:value-type="string">
            <text:p>220R</text:p>
          </table:table-cell>
          <table:table-cell office:value-type="string" calcext:value-type="string">
            <text:p>WR06X221 JTL</text:p>
          </table:table-cell>
          <table:table-cell office:value-type="float" office:value="0.01" calcext:value-type="float">
            <text:p>0.0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200" calcext:value-type="float">
            <text:p>200</text:p>
          </table:table-cell>
          <table:table-cell table:style-name="ce1" table:formula="of:= [.D10] * [.F10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develektro.com/WALSIN-WR06X221-JTL-DICKSCHICHTWIDERSTAND-220R-5-01W-0603_1" xlink:type="simple">https://www.develektro.com/WALSIN-WR06X221-JTL-DICKSCHICHTWIDERSTAND-220R-5-01W-0603_1</text:a>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WR06X103 JTL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table:formula="of:= [.D11] * [.F11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evelektro.com/WALSIN-WR06X103-JTL-DICKSCHICHTWIDERSTAND-10K-5-01W-0603_1</text:p>
          </table:table-cell>
        </table:table-row>
        <table:table-row table:style-name="ro1">
          <table:table-cell/>
          <table:table-cell office:value-type="string" calcext:value-type="string">
            <text:p>LED amber</text:p>
          </table:table-cell>
          <table:table-cell office:value-type="string" calcext:value-type="string">
            <text:p>HSMA-C280</text:p>
          </table:table-cell>
          <table:table-cell office:value-type="float" office:value="0.23" calcext:value-type="float">
            <text:p>0.23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100" calcext:value-type="float">
            <text:p>100</text:p>
          </table:table-cell>
          <table:table-cell table:style-name="ce1" table:formula="of:= [.D12] * [.F12]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develektro.com/BROADCOM-HSMA-C280-LED-GELB-90MCD-592NM-0402" xlink:type="simple">https://www.develektro.com/BROADCOM-HSMA-C280-LED-GELB-90MCD-592NM-0402</text:a></text:p>
          </table:table-cell>
        </table:table-row>
        <table:table-row table:style-name="ro1">
          <table:table-cell/>
          <table:table-cell office:value-type="string" calcext:value-type="string">
            <text:p>LED red</text:p>
          </table:table-cell>
          <table:table-cell office:value-type="string" calcext:value-type="string">
            <text:p>MCL-S290SRC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formula="of:= [.D13] * [.F13]"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MULTICOMP-PRO-MCL-S290SRC-LED-SMD-0603-SUPER-ROT</text:p>
          </table:table-cell>
        </table:table-row>
        <table:table-row table:style-name="ro1">
          <table:table-cell/>
          <table:table-cell office:value-type="string" calcext:value-type="string">
            <text:p>Diode rect</text:p>
          </table:table-cell>
          <table:table-cell office:value-type="string" calcext:value-type="string">
            <text:p>MBR0520L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formula="of:= [.D14] * [.F14]"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evelektro.com/ON-SEMICONDUCTOR-MBR0520L-SCHOTTKY-DIODE-05A-20V-SMD</text:p>
          </table:table-cell>
        </table:table-row>
        <table:table-row table:style-name="ro1">
          <table:table-cell/>
          <table:table-cell office:value-type="string" calcext:value-type="string">
            <text:p>10u</text:p>
          </table:table-cell>
          <table:table-cell office:value-type="string" calcext:value-type="string">
            <text:p>CL10A106MQ8NNNC</text:p>
          </table:table-cell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1" table:formula="of:= [.D15] * [.F15]"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SAMSUNG-ELECTRO-MECHANICS-CL10A106MQ8NNNC-KONDENSATOR-10UF-63V-MLCC-0603_1</text:p>
          </table:table-cell>
        </table:table-row>
        <table:table-row table:style-name="ro1">
          <table:table-cell/>
          <table:table-cell office:value-type="string" calcext:value-type="string">
            <text:p>100n</text:p>
          </table:table-cell>
          <table:table-cell office:value-type="string" calcext:value-type="string">
            <text:p>C0603C104M5RACTU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1" table:formula="of:= [.D16] * [.F16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evelektro.com/KEMET-C0603C104M5RACTU-KONDENSATOR-01cF-50V-20-X7R-0603</text:p>
          </table:table-cell>
        </table:table-row>
        <table:table-row table:style-name="ro1">
          <table:table-cell/>
          <table:table-cell office:value-type="string" calcext:value-type="string">
            <text:p>diode sw</text:p>
          </table:table-cell>
          <table:table-cell office:value-type="string" calcext:value-type="string">
            <text:p>1N4148W RH</text:p>
          </table:table-cell>
          <table:table-cell office:value-type="float" office:value="0.03" calcext:value-type="float">
            <text:p>0.03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200" calcext:value-type="float">
            <text:p>200</text:p>
          </table:table-cell>
          <table:table-cell table:style-name="ce1" table:formula="of:= [.D17] * [.F17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evelektro.com/TAIWAN-SEMICONDUCTOR-1N4148W-RH-KLEINSIGNALDIODE-300V-015A-SOD-123F</text:p>
          </table:table-cell>
        </table:table-row>
        <table:table-row table:style-name="ro1">
          <table:table-cell/>
          <table:table-cell office:value-type="string" calcext:value-type="string">
            <text:p>Quartz</text:p>
          </table:table-cell>
          <table:table-cell office:value-type="string" calcext:value-type="string">
            <text:p>ABM3-8.000MHZ-D2Y-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formula="of:= [.D18] * [.F1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evelektro.com/ABRACON-ABM3-8000MHZ-D2Y-T-QUARZ-8MHZ-18PF-SMD</text:p>
          </table:table-cell>
        </table:table-row>
        <table:table-row table:style-name="ro1">
          <table:table-cell/>
          <table:table-cell office:value-type="string" calcext:value-type="string">
            <text:p>18p</text:p>
          </table:table-cell>
          <table:table-cell office:value-type="string" calcext:value-type="string">
            <text:p>0603N180J500CT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" table:formula="of:= [.D19] * [.F19]"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evelektro.com/MULTICOMP-PRO-MC0603N180J500CT-KONDENSATOR-18PF-50V-5-C0G-NP0-0603</text:p>
          </table:table-cell>
        </table:table-row>
        <table:table-row table:style-name="ro1">
          <table:table-cell/>
          <table:table-cell office:value-type="string" calcext:value-type="string">
            <text:p>Ferrit</text:p>
          </table:table-cell>
          <table:table-cell office:value-type="string" calcext:value-type="string">
            <text:p>BLM18AG102SN1D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table:formula="of:= [.D20] * [.F20]"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evelektro.com/MURATA-BLM18AG102SN1D-FERRITPERLE-05OHM-04A-25-0603</text:p>
          </table:table-cell>
        </table:table-row>
        <table:table-row table:style-name="ro1">
          <table:table-cell table:number-columns-repeated="6"/>
          <table:table-cell table:style-name="ce1" table:formula="of:= [.D21] * [.F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table:formula="of:= [.D22] * [.F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table:formula="of:=SUM([.G6:.G23])" office:value-type="float" office:value="65.85" calcext:value-type="float">
            <text:p>65.8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ctual</text:p>
          </table:table-cell>
          <table:table-cell office:value-type="float" office:value="84.27" calcext:value-type="float">
            <text:p>84.27</text:p>
          </table:table-cell>
          <table:table-cell table:number-columns-repeated="2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ompatible</text:p>
          </table:table-cell>
          <table:table-cell office:value-type="string" calcext:value-type="string">
            <text:p>https://de.farnell.com/stmicroelectronics/stm32f302c6t6/mcu-32bit-cortex-m4-72mhz-lqfp/dp/2424417?st=stm32f3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https://de.farnell.com/stmicroelectronics/stm32f373cbt6/mcu-32bit-cortex-m4f-72mhz-lqfp/dp/2333275?st=stm32f373</text:p>
          </table:table-cell>
        </table:table-row>
      </table:table>
      <table:table table:name="Order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self desiged</text:p>
          </table:table-cell>
          <table:table-cell office:value-type="string" calcext:value-type="string">
            <text:p>JLCPCB</text:p>
          </table:table-cell>
          <table:table-cell office:value-type="float" office:value="34.82" calcext:value-type="float">
            <text:p>34.82</text:p>
          </table:table-cell>
          <table:table-cell office:value-type="float" office:value="5" calcext:value-type="float">
            <text:p>5</text:p>
          </table:table-cell>
          <table:table-cell table:formula="of:= [.E6] / [.F6]" office:value-type="float" office:value="6.964" calcext:value-type="float">
            <text:p>6.964</text:p>
          </table:table-cell>
        </table:table-row>
        <table:table-row table:style-name="ro1">
          <table:table-cell/>
          <table:table-cell office:value-type="string" calcext:value-type="string">
            <text:p>Switches</text:p>
          </table:table-cell>
          <table:table-cell office:value-type="string" calcext:value-type="string">
            <text:p>Otemu sky 68g</text:p>
          </table:table-cell>
          <table:table-cell office:value-type="string" calcext:value-type="string">
            <text:p>Pierr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 [.E7] / [.F7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Keycaps</text:p>
          </table:table-cell>
          <table:table-cell office:value-type="string" calcext:value-type="string">
            <text:p>Dolch DSA ISO</text:p>
          </table:table-cell>
          <table:table-cell office:value-type="string" calcext:value-type="string">
            <text:p>Keygem</text:p>
          </table:table-cell>
          <table:table-cell office:value-type="float" office:value="73.19" calcext:value-type="float">
            <text:p>73.19</text:p>
          </table:table-cell>
          <table:table-cell office:value-type="float" office:value="1" calcext:value-type="float">
            <text:p>1</text:p>
          </table:table-cell>
          <table:table-cell table:formula="of:= [.E8] / [.F8]" office:value-type="float" office:value="73.19" calcext:value-type="float">
            <text:p>73.19</text:p>
          </table:table-cell>
        </table:table-row>
        <table:table-row table:style-name="ro1">
          <table:table-cell/>
          <table:table-cell office:value-type="string" calcext:value-type="string">
            <text:p>E comps</text:p>
          </table:table-cell>
          <table:table-cell/>
          <table:table-cell office:value-type="string" calcext:value-type="string">
            <text:p>Dev Elekto /Farnell</text:p>
          </table:table-cell>
          <table:table-cell office:value-type="float" office:value="84.27" calcext:value-type="float">
            <text:p>84.27</text:p>
          </table:table-cell>
          <table:table-cell office:value-type="float" office:value="2" calcext:value-type="float">
            <text:p>2</text:p>
          </table:table-cell>
          <table:table-cell table:formula="of:= [.E9] / [.F9]" office:value-type="float" office:value="42.135" calcext:value-type="float">
            <text:p>42.135</text:p>
          </table:table-cell>
        </table:table-row>
        <table:table-row table:style-name="ro1">
          <table:table-cell/>
          <table:table-cell office:value-type="string" calcext:value-type="string">
            <text:p>Stabilizers</text:p>
          </table:table-cell>
          <table:table-cell office:value-type="string" calcext:value-type="string">
            <text:p>Durock V2 screw in smokey</text:p>
          </table:table-cell>
          <table:table-cell office:value-type="string" calcext:value-type="string">
            <text:p>Keygem</text:p>
          </table:table-cell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formula="of:= [.E10] / [.F10]"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string" calcext:value-type="string">
            <text:p>Woo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E11] / [.F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otal for one</text:p>
          </table:table-cell>
          <table:table-cell table:formula="of:=SUM([.G6:.G14])" office:value-type="float" office:value="184.789" calcext:value-type="float">
            <text:p>184.789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artisan </text:p>
          </table:table-cell>
          <table:table-cell office:value-type="string" calcext:value-type="string">
            <text:p>wood cherry spacebar</text:p>
          </table:table-cell>
          <table:table-cell office:value-type="string" calcext:value-type="string">
            <text:p>Keygem</text:p>
          </table:table-cell>
          <table:table-cell office:value-type="float" office:value="16.81" calcext:value-type="float">
            <text:p>16.8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3:16:10.0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7T13:29:11.656000000</dc:date>
    <meta:editing-duration>PT1H42M12S</meta:editing-duration>
    <meta:editing-cycles>29</meta:editing-cycles>
    <meta:generator>LibreOffice/7.1.0.3$Windows_X86_64 LibreOffice_project/f6099ecf3d29644b5008cc8f48f42f4a40986e4c</meta:generator>
    <meta:document-statistic meta:table-count="2" meta:cell-count="173" meta:object-count="0"/>
  </office:meta>
</office:document-meta>
</file>